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iza logów</text:p>
      <text:p text:style-name="Standard"/>
      <text:p text:style-name="Standard">Testy zostały wykonane łącznie na 10 osobach. Poczynania testerów, a także reakcje serwera i bieżąca integracja z AffitsServer API były logowane przez aplikację. Przykładowe logi:</text:p>
      <text:p text:style-name="Standard"/>
      <text:p text:style-name="Standard">2018-01-23 21:21:08.8248|DEBUG|EduApi.Services.AffitsApi|User: 6|http://153.19.52.107/AffitsServer/ce0f6417-c604-4bdb-8c1e-63601d4ca630/1516742461914/results request with response: "{"PAD":{"P":"-0,501283","A":"0,579915","D":"0,245727","P_Credibility":"0","A_Credibility":"0","D_Credibility":"0"}}"</text:p>
      <text:p text:style-name="Standard"/>
      <text:p text:style-name="Standard">2018-01-23 21:21:08.8248|INFO|EduApi.Services.EmotionalStateInterpreter|User: 6|Classified pad data "{"PAD":{"P":"-0,501283","A":"0,579915","D":"0,245727","P_Credibility":"0","A_Credibility":"0","D_Credibility":"0"}}" as: FRUSTRATED for interpreted emotion: Anger</text:p>
      <text:p text:style-name="Standard"/>
      <text:p text:style-name="Standard">2018-01-24 22:11:12.5868|INFO|lambda_method|User: 15|Distractor of type "reward" was drawn with content: fortuneWheel</text:p>
      <text:p text:style-name="Standard">2018-01-24 22:11:12.5868|INFO|lambda_method|User: 15|Providing a "REWARD" distractor for user with last emotional states: OK,OK,FRUSTRATED,OK,FRUSTRATED,</text:p>
      <text:p text:style-name="Standard"/>
      <text:p text:style-name="Standard">2018-01-26 17:59:50.7065|INFO|lambda_method|User: 20|Difficulty DOWN based on -1 score and emotional state FRUSTRATED</text:p>
      <text:p text:style-name="Standard"/>
      <text:p text:style-name="Standard"/>
      <text:p text:style-name="Standard">Analizując logi systemu można wyciągnąć statystykę sugerującą pewne zachowania użytkowników oraz ocenę aplikacji i jej skuteczności.</text:p>
      <text:p text:style-name="Standard">Pomimo około co najmniej godzinnych sesji nie odnotowywaliśmy stanu znudzenia – prze większość czasu użytkownicy pozostawali w optymalnym stanie. Czasami użytkownicy wchodzili w stan frustracji (ok 15.5% zinterpretowanych stanów).</text:p>
      <text:p text:style-name="Standard"/>
      <text:p text:style-name="Standard">Z przygotowanej statystyki można wyczytać średnią możliwość rozpoznania emocji w przesłanym obrazie wahającym się pomiędzy sesjami uczącymi od 3% do 59%. Jest to różnica dość znacząca i mocno utrudniająca zadanie.</text:p>
      <text:p text:style-name="Standard">Wywnioskować można z powyższego faktu że dla algorytmu analizującego emocje w przysłanych zdjęciach bardzo duże znaczenie ma jakość przesyłanego obrazu, a zwłaszcza po przeprowadzonych wywiadach jego jasność – część testujących rozwiązywała zadania posiadała włączoną jedynie lampkę przy biurku i dla tych osób widać znacznie rzadziej zinterpretowane wyniki niż w przypadku osób pracujących przy mocnym, pokojowym świetle wyraźniej oświetlającym postać.</text:p>
      <text:p text:style-name="Standard">Algorytm aplikacji, w momentach kiedy poprawnie udawało się rozpoznać frustrację jako utrzymujący się stan, serwował dystraktory, które zdawały się wprowadzać użytkowników z powrotem w stan optymalny – sytuacja taka, w zależności od badanego, miała miejsce od 0 do 5 razy w trakcie trwania sesji uczącej.</text:p>
      <text:p text:style-name="Standard">Średni czas trwania sesji wyniósł 56 minut sięgając godziny i 40 minut w przypadku najbardziej zainteresowanej z osób i rekordowy wynik 63% uzyskany w godzinę i 15 minut przez innego.</text:p>
      <text:p text:style-name="Standard"/>
      <text:p text:style-name="Standard">Użytkownicy sporadycznie korzystali z funkcji `Wyjaśnij dokładniej` (0-2 razy na sesję) co sugeruje odpowiednie dobranie materiału uczącego oraz właściwe dopasowywanie poziomu trudności do oczekiwanych rezultatów w testach przez co proces nauczania powinien być skuteczny lecz niezbyt banalny – nie występujący stan znudzenia.</text:p>
      <text:p text:style-name="Standard"/>
      <text:p text:style-name="Standard"><text:soft-page-break/>Dodatkowo z logów nie wynikają żadne dodatkowe problemy bądź nie przewidziane w zachowaniu systemu i implementacji wyjątki.</text:p>
      <text:p text:style-name="Standard"/>
      <text:p text:style-name="Standard">W celu zapewnienia większej dostępności interpretacji stanów emocjonalnych można by spróbować bardziej wyseparować sesje uczące ażeby jednocześnie wielu użytkowników nie korzystało z zewnętrznego API na raz i dostarczyć informację o koniecznych warunkach oświetleniowych wspomagających proces weryfikacji.</text:p>
      <text:p text:style-name="Standard">W przypadku kolejnych nieudanych prób weryfikacji stanu emocji można by również dostarczać użytkownikom informację o niewystarczająco dobrych warunkach do sukcesywnego i pomyślnego badania stanu emocjonalnego.</text:p>
      <text:p text:style-name="Standard"/>
      <text:list xml:id="list86213898721649090" text:style-name="L1">
        <text:list-item>
          <text:list>
            <text:list-item>
              <text:p text:style-name="P1">Weryfikacja</text:p>
            </text:list-item>
          </text:list>
        </text:list-item>
      </text:list>
      <text:p text:style-name="Standard"/>
      <text:p text:style-name="Standard">Dzięki weryfikacji logów oraz wywiadów przeprowadzonych z testerami jesteśmy w stanie stwierdzić że system reagował na stany emocjonalne korzystając z zaimplentowanych mechanizmów, jak dystraktory oraz dostosowywanie poziomu trudności, co bazując na posiadanych przez nas informacjach, przynosiło odpowiednie skutki.</text:p>
      <text:p text:style-name="Standard">Nasi testerzy nie bywali aplikacją znużeni, a okresowo objawiające się stany frustracji były efektem problemów z rozwiązaniem zadań głównie programistycznych polegających na pisaniu własnego kodu, a dzięki wyżej wspomnianym mechanizmom udawało się przywracać ich stan do poziomu optymalnego.</text:p>
      <text:p text:style-name="Standard"/>
      <text:p text:style-name="Standard">Zważywszy na fakt okresowych braków możliwości interpretacji stanu emocjonalnego użytkownika przez serwer były to jedyne momenty w których aplikacja mogła stawać się niewrażliwa na potencjalnie niepożądany stan użytkownika.</text:p>
      <text:p text:style-name="Standard"/>
      <text:p text:style-name="Standard">Zestawiając oczekiwane założenia o skutecznej edukacji oraz responsywnego, z punktu widzenia emocji, serwisu z logami systemowymi i zebranymi opiniami metoda nauczania poprzez gamifikację spełniła zakładane rezultaty aplikacji edukacyjnej reagującej na emocje użytkownika. Uważamy że jest to ciekawa kontrpropozycja dla, wszystkim znanym, kursom online gdzie materiał pozostaje stały niezależnie od predyspozycji osoby pobierającej kurs.</text:p>
      <text:p text:style-name="Standard"/>
      <text:p text:style-name="Standard"/>
      <text:p text:style-name="P2">Terminy i Skróty</text:p>
      <text:p text:style-name="Standard"/>
      <text:p text:style-name="Standard">API – Application Programming Interface – interfejs/zestaw reguł służący do komunikacji pomiędzy dwoma aplikacjami</text:p>
      <text:p text:style-name="Standard"/>
      <text:p text:style-name="Standard">Optymalny stan emocjonalny – stan w którym uczeń nie jest podatny na niepożądane rozproszenia wykazując zainteresowanie przedkładanym materiałem i nie popadający we frustrację zbyt wysokim poziomem problematyki bądź znudzenie spowodowane mało interesującą bądź nazbyt prostą treścią</text:p>
      <text:p text:style-name="Standard"/>
      <text:p text:style-name="Standard">Grywalizacja – zwiększanie zaangażowania uczestnika poprzez wdrożenie w kurs elementów gry</text:p>
      <text:p text:style-name="Standard"/>
      <text:p text:style-name="Standard">E-learning – nauczanie w formie elektronicznej poprzez media jak internet i komputer</text:p>
      <text:p text:style-name="Standard"/>
      <text:p text:style-name="Standard">Programista webowy – programista specjalizujący się w pisaniu aplikacji dedykowanych do wykorzystania poprzez przeglądarki internetowe</text:p>
      <text:p text:style-name="Standard"/>
      <text:p text:style-name="Standard">Kompilacja – proces tłuczenia jednego języka na inny. W przypadku programowania jest to tłumaczenia języka programistycznego jak C# na kod maszynowy wykonywalny przez komputer</text:p>
      <text:p text:style-name="Standard"><text:soft-page-break/>Implementacja – przekładania przyjętych założeń w fazie projektowania aplikacji na kod i odpowiadające funkcjonalności</text:p>
      <text:p text:style-name="Standard"/>
      <text:p text:style-name="Standard">GUI – Graphical User Interface – graficzny interfejs aplikacji umożliwiający użytkownikowi wchodzenie w interakcję z programem</text:p>
      <text:p text:style-name="Standard"/>
      <text:p text:style-name="Standard">Repozytorium – przestrzeń dyskowa na zewnętrznym serwerze służąca do przetrzymywania wspólnego projektu oraz utrzymywania kolejnych jego wersji</text:p>
      <text:p text:style-name="Standard"/>
      <text:p text:style-name="Standard">DTO – Data Transfer Object – specyficzna dla programowania obiektowa forma obiektu służąca do przekazywania danych pomiędzy właściwymi częściami aplikacji</text:p>
      <text:p text:style-name="Standard"/>
      <text:p text:style-name="Standard">Moduł – w kontekście aplikacji jest to jedna porcja wiedzy zawierająca materiał dydaktyczny oraz testy służące do weryfikacji jego zrozumienia</text:p>
      <text:p text:style-name="Standard"/>
      <text:p text:style-name="Standard">Scrum – metodologia pracy nad projektem uwzględniająca techniki tzw zwinne prowadzące do samoorganizacji pracy oraz ciągłych usprawnień w procesach biznesowych i wytwórczych</text:p>
      <text:p text:style-name="Standard"/>
      <text:p text:style-name="Standard">Framework – gotowy szkielet aplikacji narzucający ogólnie przyjęte, dobre praktyki programistyczne i udostępniający narzędzia do wykonywania często powtarzalnych zadań</text:p>
      <text:p text:style-name="Standard"/>
      <text:p text:style-name="Standard">Webservice –aplikacja umieszczona w sieci realizująca określony zestaw usług</text:p>
      <text:p text:style-name="Standard"/>
      <text:p text:style-name="Standard">Dystraktor – mechanizm zgodny z ogólną konwencją i historią dziejącą się w aplikacji, będący zdarzeniem szczególnym, mający na celu skupienie uwagi użytkownika i wspomożenie powrotu do optymalnego stanu emocjonalnego</text:p>
      <text:p text:style-name="Standard"/>
      <text:p text:style-name="Standard">IDE – Integrated development environment – edytor kodu oferujący szereg funkcjonalności ułatwiających pracę nad oprogramowaniem</text:p>
      <text:p text:style-name="Standard"/>
      <text:p text:style-name="Standard"/>
      <text:p text:style-name="P2">Logowane zdarzenia</text:p>
      <text:p text:style-name="P3"/>
      <text:p text:style-name="P3">Wszystkie logi, w celu łatwej weryfikacji są oznaczone id użytkownika którego dotyczą. Logujemy następujące zdarzenia:</text:p>
      <text:p text:style-name="P3"/>
      <text:list xml:id="list1194550714655215148" text:style-name="L2">
        <text:list-item>
          <text:p text:style-name="P4">Wysłanie żądania HTTP do AffitsServer API oraz odpowiedź serwera</text:p>
        </text:list-item>
        <text:list-item>
          <text:p text:style-name="P4">Wyjątki żądań HTTP wraz ze szczegółowym opisem błędu</text:p>
        </text:list-item>
        <text:list-item>
          <text:p text:style-name="P4">Decyzja o nie przyznaniu użytkownikowi nowego dystraktora ze względu na poprzednio otrzymany bądź nie spełniony algorytm o wymaganych stanach emocjonalnych</text:p>
        </text:list-item>
        <text:list-item>
          <text:p text:style-name="P4">Przyznanie użytkownikowi dystraktora wraz z jego rodzajem</text:p>
        </text:list-item>
        <text:list-item>
          <text:p text:style-name="P4">Wysłanie użytkownikowi dystraktora – w logach dodatkowa informacja o ostatnich pięciu stanach emocjonalnych</text:p>
        </text:list-item>
        <text:list-item>
          <text:p text:style-name="P4">Żądanie użytkownika o bardziej dokładne wyjaśnienie modułu</text:p>
        </text:list-item>
        <text:list-item>
          <text:p text:style-name="P4">Zmiana bieżąco ustawionego poziomu trudności w oparciu o uzyskane rezultaty i stan emocjonalny</text:p>
        </text:list-item>
        <text:list-item>
          <text:p text:style-name="P4">Pobranie przez użytkownika kolejnego modułu</text:p>
        </text:list-item>
        <text:list-item>
          <text:p text:style-name="P4">Brak właściwego obiektu PAD w odpowiedzi serwera AffitsServer API</text:p>
        </text:list-item>
        <text:list-item>
          <text:p text:style-name="P4">Niepoprawna struktura obiektu PAD w odpowiedzi serwera AffitsServer API</text:p>
        </text:list-item>
        <text:list-item>
          <text:p text:style-name="P4">Klasyfikacja obiektu PAD wraz ze zinterpretowanym stanem emocjonalnym oraz zmapowaną grupą klasyfikacji stanu</text:p>
        </text:list-item>
        <text:list-item>
          <text:p text:style-name="P4"><text:soft-page-break/>Pomyślna próba wykonania kod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Kreft</meta:initial-creator>
    <meta:creation-date>2018-01-27T14:30:26.05</meta:creation-date>
    <dc:date>2018-01-27T17:44:41.02</dc:date>
    <dc:creator>Piotr Kreft</dc:creator>
    <meta:editing-duration>PT2H11M28S</meta:editing-duration>
    <meta:editing-cycles>24</meta:editing-cycles>
    <meta:generator>OpenOffice/4.1.3$Win32 OpenOffice.org_project/413m1$Build-9783</meta:generator>
    <meta:document-statistic meta:table-count="0" meta:image-count="0" meta:object-count="0" meta:page-count="4" meta:paragraph-count="53" meta:word-count="1012" meta:character-count="8288"/>
  </office:meta>
</office:document-meta>
</file>